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14T17:08:08.423667676</dc:date>
    <meta:editing-duration>PT2M31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" chart:maximum="3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0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66cm" svg:y="0.379cm" svg:width="15.119cm" svg:height="7.794cm"/>
          <chart:axis chart:dimension="x" chart:name="primary-x" chart:style-name="ch3" chartooo:axis-type="auto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